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99000001186C3C93A806F831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13cm, 0cm, 0cm, 24.772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739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372cm, 0cm, 8.257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413cm, 0cm, 16.709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4.772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9.092cm" svg:height="11.992cm" svg:x="-1.406cm" svg:y="-0.944cm">
          <draw:image xlink:href="Pictures/1000020100000499000001186C3C93A806F8318B.png" xlink:type="simple" xlink:show="embed" xlink:actuate="onLoad" loext:mime-type="image/png">
            <text:p/>
          </draw:image>
        </draw:frame>
        <draw:frame draw:style-name="gr2" draw:text-style-name="P1" draw:layer="layout" svg:width="24.637cm" svg:height="6.659cm" svg:x="0cm" svg:y="0.3cm">
          <draw:image xlink:href="Pictures/1000020100000499000001186C3C93A806F8318B.png" xlink:type="simple" xlink:show="embed" xlink:actuate="onLoad" loext:mime-type="image/png">
            <text:p/>
          </draw:image>
        </draw:frame>
        <draw:frame draw:style-name="gr3" draw:text-style-name="P1" draw:layer="layout" svg:width="18.441cm" svg:height="6.659cm" svg:x="6.45cm" svg:y="0.3cm">
          <draw:image xlink:href="Pictures/1000020100000499000001186C3C93A806F8318B.png" xlink:type="simple" xlink:show="embed" xlink:actuate="onLoad" loext:mime-type="image/png">
            <text:p/>
          </draw:image>
        </draw:frame>
        <draw:frame draw:style-name="gr4" draw:text-style-name="P1" draw:layer="layout" svg:width="9.905cm" svg:height="6.659cm" svg:x="12.954cm" svg:y="0.301cm">
          <draw:image xlink:href="Pictures/1000020100000499000001186C3C93A806F8318B.png" xlink:type="simple" xlink:show="embed" xlink:actuate="onLoad" loext:mime-type="image/png">
            <text:p/>
          </draw:image>
        </draw:frame>
        <draw:frame draw:style-name="gr5" draw:text-style-name="P1" draw:layer="layout" svg:width="5.724cm" svg:height="6.659cm" svg:x="19.204cm" svg:y="0.302cm">
          <draw:image xlink:href="Pictures/1000020100000499000001186C3C93A806F8318B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2" draw:layer="layout" svg:width="16.799cm" svg:height="13.208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.638cm" fo:page-height="7.36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2.689cm" svg:x="1cm" svg:y="4.928cm"/>
      <draw:page-thumbnail draw:layer="backgroundobjects" svg:width="8.999cm" svg:height="2.689cm" svg:x="1cm" svg:y="13.504cm"/>
      <draw:page-thumbnail draw:layer="backgroundobjects" svg:width="8.999cm" svg:height="2.689cm" svg:x="1cm" svg:y="22.08cm"/>
      <draw:page-thumbnail draw:layer="backgroundobjects" svg:width="8.999cm" svg:height="2.689cm" svg:x="11cm" svg:y="4.928cm"/>
      <draw:page-thumbnail draw:layer="backgroundobjects" svg:width="8.999cm" svg:height="2.689cm" svg:x="11cm" svg:y="13.504cm"/>
      <draw:page-thumbnail draw:layer="backgroundobjects" svg:width="8.999cm" svg:height="2.689cm" svg:x="11cm" svg:y="22.08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2T14:48:12.720402327</meta:creation-date>
    <dc:date>2024-02-12T14:53:26.453151301</dc:date>
    <meta:editing-duration>PT5M13S</meta:editing-duration>
    <meta:editing-cycles>4</meta:editing-cycles>
    <meta:generator>LibreOffice/6.4.7.2$Linux_X86_64 LibreOffice_project/40$Build-2</meta:generator>
    <meta:document-statistic meta:object-count="28"/>
  </office:meta>
</office:document-meta>
</file>